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draw:marker-start-width="0.35cm" draw:marker-end-width="0.35cm" draw:fill="solid" draw:fill-color="#e6e6e6" draw:textarea-horizontal-align="justify" draw:textarea-vertical-align="middle" draw:auto-grow-height="false" fo:min-height="0cm" fo:min-width="0cm" fo:padding-top="0.14cm" fo:padding-bottom="0.14cm" fo:padding-left="0.265cm" fo:padding-right="0.265cm" fo:wrap-option="no-wrap" draw:shadow="hidden"/>
    </style:style>
    <style:style style:name="gr2" style:family="graphic" style:parent-style-name="standard">
      <style:graphic-properties svg:stroke-width="0.03cm" svg:stroke-color="#000000" draw:marker-start-width="0.295cm" draw:marker-end-width="0.295cm" draw:fill-color="#ffffff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4.716cm"/>
    </style:style>
    <style:style style:name="gr4" style:family="graphic" style:parent-style-name="objectwithoutfill">
      <style:graphic-properties svg:stroke-width="0.03cm" draw:marker-start="Small_20_Arrow" draw:marker-start-width="0.14cm" draw:marker-end-width="0.31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000000" draw:marker-start-width="0.295cm" draw:marker-end-width="0.295cm" draw:fill-color="#00ff00" draw:opacity="10%" draw:textarea-vertical-align="middle" fo:padding-top="0.14cm" fo:padding-bottom="0.14cm" fo:padding-left="0.265cm" fo:padding-right="0.265cm" draw:shadow-opacity="1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71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06cm"/>
    </style:style>
    <style:style style:name="gr8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000000" draw:marker-start-width="0.295cm" draw:marker-end-width="0.295cm" draw:fill="solid" draw:fill-color="#fffbf8" draw:opacity="100%" draw:textarea-vertical-align="middle" fo:padding-top="0.14cm" fo:padding-bottom="0.14cm" fo:padding-left="0.265cm" fo:padding-right="0.265cm" draw:shadow-opacity="100%"/>
    </style:style>
    <style:style style:name="gr10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53cm" fo:min-width="3.871cm" draw:shadow-opacity="100%"/>
    </style:style>
    <style:style style:name="gr11" style:family="graphic" style:parent-style-name="standard">
      <style:graphic-properties svg:stroke-width="0.03cm" svg:stroke-color="#000000" draw:marker-start-width="0.295cm" draw:marker-end-width="0.295cm" draw:fill-color="#fffbf8" draw:opacity="100%" draw:textarea-vertical-align="middle" fo:padding-top="0.14cm" fo:padding-bottom="0.14cm" fo:padding-left="0.265cm" fo:padding-right="0.265cm" draw:shadow-opacity="100%"/>
    </style:style>
    <style:style style:name="gr12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49cm" fo:min-width="3.842cm" draw:shadow-opacity="100%"/>
    </style:style>
    <style:style style:name="gr13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53cm" fo:min-width="3.918cm" draw:shadow-opacity="100%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3.795cm"/>
    </style:style>
    <style:style style:name="gr15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49cm" fo:min-width="3.067cm" draw:shadow-opacity="100%"/>
    </style:style>
    <style:style style:name="gr16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49cm" fo:min-width="1.209cm" draw:shadow-opacity="100%"/>
    </style:style>
    <style:style style:name="gr17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49cm" fo:min-width="2.927cm" draw:shadow-opacity="100%"/>
    </style:style>
    <style:style style:name="gr18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49cm" fo:min-width="1.911cm" draw:shadow-opacity="100%"/>
    </style:style>
    <style:style style:name="gr19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49cm" fo:min-width="2.607cm" draw:shadow-opacity="100%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2.9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467cm"/>
    </style:style>
    <style:style style:name="gr22" style:family="graphic" style:parent-style-name="standard">
      <style:graphic-properties svg:stroke-width="0.03cm" svg:stroke-color="#000000" draw:marker-start-width="0.295cm" draw:marker-end-width="0.295cm" draw:fill-color="#0000ff" draw:opacity="10%" draw:textarea-vertical-align="middle" fo:padding-top="0.14cm" fo:padding-bottom="0.14cm" fo:padding-left="0.265cm" fo:padding-right="0.265cm" draw:shadow-opacity="10%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423cm"/>
    </style:style>
    <style:style style:name="gr24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475cm" fo:min-width="3.706cm" draw:shadow-opacity="100%"/>
    </style:style>
    <style:style style:name="gr25" style:family="graphic" style:parent-style-name="standard">
      <style:graphic-properties svg:stroke-width="0.03cm" svg:stroke-color="#000000" draw:marker-start-width="0.295cm" draw:marker-end-width="0.295cm" draw:fill="solid" draw:fill-color="#ffffff" draw:opacity="100%" draw:textarea-vertical-align="middle" fo:padding-top="0.14cm" fo:padding-bottom="0.14cm" fo:padding-left="0.265cm" fo:padding-right="0.265cm" draw:shadow-opacity="100%"/>
    </style:style>
    <style:style style:name="gr26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3.813cm" fo:min-width="3.5cm" draw:shadow-opacity="100%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3cm"/>
    </style:style>
    <style:style style:name="gr28" style:family="graphic" style:parent-style-name="standard">
      <style:graphic-properties svg:stroke-width="0.03cm" svg:stroke-color="#000000" draw:marker-start-width="0.295cm" draw:marker-end-width="0.295cm" draw:fill-color="#ffffcc" draw:opacity="100%" draw:textarea-vertical-align="middle" fo:padding-top="0.14cm" fo:padding-bottom="0.14cm" fo:padding-left="0.265cm" fo:padding-right="0.265cm" draw:shadow-opacity="100%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79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3.02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86cm"/>
    </style:style>
    <style:style style:name="gr32" style:family="graphic" style:parent-style-name="objectwithoutfill">
      <style:graphic-properties svg:stroke-width="0.03cm" svg:stroke-color="#ff6633" draw:marker-start="Small_20_Arrow" draw:marker-start-width="0.14cm" draw:marker-end-width="0.31cm" draw:fill="none" draw:textarea-vertical-align="middle" fo:padding-top="0.14cm" fo:padding-bottom="0.14cm" fo:padding-left="0.265cm" fo:padding-right="0.265cm"/>
    </style:style>
    <style:style style:name="gr33" style:family="graphic" style:parent-style-name="objectwithoutfill">
      <style:graphic-properties svg:stroke-width="0.03cm" svg:stroke-color="#0000ff" draw:marker-start="Small_20_Arrow" draw:marker-start-width="0.14cm" draw:marker-end-width="0.31cm" draw:fill="none" draw:textarea-vertical-align="middle" fo:padding-top="0.14cm" fo:padding-bottom="0.14cm" fo:padding-left="0.265cm" fo:padding-right="0.265cm"/>
    </style:style>
    <style:style style:name="gr34" style:family="graphic" style:parent-style-name="objectwithoutfill">
      <style:graphic-properties svg:stroke-width="0.03cm" svg:stroke-color="#008000" draw:marker-start="Small_20_Arrow" draw:marker-start-width="0.14cm" draw:marker-end-width="0.31cm" draw:fill="none" draw:textarea-vertical-align="middle" fo:padding-top="0.14cm" fo:padding-bottom="0.14cm" fo:padding-left="0.265cm" fo:padding-right="0.265cm"/>
    </style:style>
    <style:style style:name="gr35" style:family="graphic" style:parent-style-name="objectwithoutfill">
      <style:graphic-properties svg:stroke-width="0.03cm" svg:stroke-color="#ff0000" draw:marker-start="Small_20_Arrow" draw:marker-start-width="0.14cm" draw:marker-end-width="0.31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4.399cm" svg:height="1.099cm" svg:x="0.9cm" svg:y="2cm" svg:viewBox="0 0 4400 1100" svg:d="M440 319c-84-129 254-211 632-211 123-2 28-23 248-23 98-58 406-78 606-78 132 2 243 8 347 39 76-51 239-35 401-35 146 0 270 24 355 57 198-99 343-61 491-61 235 0 331 59 371 136 233 21 396 89 396 170 0 23 1 23-34 45 97 37 147 110 147 160 0 110-210 173-551 189 0 107-218 350-549 350-109 0-199-21-293-39-82 93-429 78-734 78-223 0-381 23-513-38-73 39-94-1-440-1-282 0-440-39-729-191-444 36-591-81-591-159 0-37 142-56 216-83-138-25-216-70-216-124 0-73 217-173 440-181z">
            <text:p/>
          </draw:path>
          <draw:path draw:style-name="gr1" draw:text-style-name="P1" draw:layer="layout" svg:width="0.031cm" svg:height="0.037cm" svg:x="1.344cm" svg:y="2.319cm" svg:viewBox="0 0 32 38" svg:d="M0 0c4 12 21 25 32 38">
            <text:p/>
          </draw:path>
          <draw:path draw:style-name="gr1" draw:text-style-name="P1" draw:layer="layout" svg:width="0.143cm" svg:height="0.033cm" svg:x="2.22cm" svg:y="2.085cm" svg:viewBox="0 0 144 34" svg:d="M0 0c48 10 104 22 144 34">
            <text:p/>
          </draw:path>
          <draw:path draw:style-name="gr1" draw:text-style-name="P1" draw:layer="layout" svg:width="0.047cm" svg:height="0.042cm" svg:x="3.125cm" svg:y="2.046cm" svg:viewBox="0 0 48 43" svg:d="M48 0c-19 10-38 31-48 43">
            <text:p/>
          </draw:path>
          <draw:path draw:style-name="gr1" draw:text-style-name="P1" draw:layer="layout" svg:width="0.141cm" svg:height="0.063cm" svg:x="3.838cm" svg:y="2.046cm" svg:viewBox="0 0 142 64" svg:d="M142 0c-33 11-119 48-142 64">
            <text:p/>
          </draw:path>
          <draw:path draw:style-name="gr1" draw:text-style-name="P1" draw:layer="layout" svg:width="0.005cm" svg:height="0.036cm" svg:x="4.784cm" svg:y="2.139cm" svg:viewBox="0 0 6 37" svg:d="M2 0c4 10 7 32-2 37">
            <text:p/>
          </draw:path>
          <draw:path draw:style-name="gr1" draw:text-style-name="P1" draw:layer="layout" svg:width="0.103cm" svg:height="0.046cm" svg:x="5.049cm" svg:y="2.358cm" svg:viewBox="0 0 104 47" svg:d="M104 0c-35 24-39 28-104 47">
            <text:p/>
          </draw:path>
          <draw:path draw:style-name="gr1" draw:text-style-name="P1" draw:layer="layout" svg:width="0.201cm" svg:height="0.134cm" svg:x="4.567cm" svg:y="2.573cm" svg:viewBox="0 0 202 135" svg:d="M183 135c18-41 77-99-183-135">
            <text:p/>
          </draw:path>
          <draw:path draw:style-name="gr1" draw:text-style-name="P1" draw:layer="layout" svg:width="0.146cm" svg:height="0.116cm" svg:x="3.907cm" svg:y="2.901cm" svg:viewBox="0 0 147 117" svg:d="M0 117c15-16 141-101 147-117">
            <text:p/>
          </draw:path>
          <draw:path draw:style-name="gr1" draw:text-style-name="P1" draw:layer="layout" svg:width="0.071cm" svg:height="0.041cm" svg:x="2.627cm" svg:y="3.031cm" svg:viewBox="0 0 72 42" svg:d="M72 42c-32-12-53-28-72-42">
            <text:p/>
          </draw:path>
          <draw:path draw:style-name="gr1" draw:text-style-name="P1" draw:layer="layout" svg:width="0.115cm" svg:height="0.009cm" svg:x="1.468cm" svg:y="2.857cm" svg:viewBox="0 0 116 10" svg:d="M0 10c40-2 78-6 116-10">
            <text:p/>
          </draw:path>
          <draw:path draw:style-name="gr1" draw:text-style-name="P1" draw:layer="layout" svg:width="0.256cm" svg:height="0.019cm" svg:x="1.095cm" svg:y="2.624cm" svg:viewBox="0 0 257 20" svg:d="M0 0c69 12 144 23 257 20">
            <text:p/>
          </draw:path>
        </draw:g>
        <draw:rect draw:style-name="gr2" draw:text-style-name="P1" draw:layer="layout" svg:width="3.106cm" svg:height="0.7cm" svg:x="1.6cm" svg:y="2.2cm">
          <text:p/>
        </draw:rect>
        <draw:frame draw:style-name="gr3" draw:text-style-name="P2" draw:layer="layout" svg:width="3.206cm" svg:height="0.738cm" svg:x="1.6cm" svg:y="2.194cm">
          <draw:text-box>
            <text:p><text:span text:style-name="T1">MQTT-Broker</text:span></text:p>
          </draw:text-box>
        </draw:frame>
        <draw:line draw:style-name="gr4" draw:text-style-name="P1" draw:layer="layout" svg:x1="3.106cm" svg:y1="3.5cm" svg:x2="3.106cm" svg:y2="2.9cm">
          <text:p/>
        </draw:line>
        <draw:rect draw:style-name="gr5" draw:text-style-name="P1" draw:layer="layout" svg:width="4.4cm" svg:height="9.7cm" svg:x="6.5cm" svg:y="2cm" draw:corner-radius="0.2cm">
          <text:p/>
        </draw:rect>
        <draw:frame draw:style-name="gr6" draw:text-style-name="P2" draw:layer="layout" svg:width="3.211cm" svg:height="0.738cm" svg:x="7.1cm" svg:y="2cm">
          <draw:text-box>
            <text:p><text:span text:style-name="T1">m4hMain.cpp</text:span></text:p>
          </draw:text-box>
        </draw:frame>
        <draw:frame draw:style-name="gr7" draw:text-style-name="P3" draw:layer="layout" svg:width="1.56cm" svg:height="0.738cm" svg:x="7.896cm" svg:y="2.562cm">
          <draw:text-box>
            <text:p><text:span text:style-name="T2">g_prt</text:span></text:p>
          </draw:text-box>
        </draw:frame>
        <draw:line draw:style-name="gr8" draw:text-style-name="P1" draw:layer="layout" svg:x1="6.5cm" svg:y1="2.7cm" svg:x2="10.9cm" svg:y2="2.7cm">
          <text:p/>
        </draw:line>
        <draw:rect draw:style-name="gr9" draw:text-style-name="P1" draw:layer="layout" svg:width="4.2cm" svg:height="1.198cm" svg:x="6.6cm" svg:y="3.302cm" draw:corner-radius="0.2cm">
          <text:p/>
        </draw:rect>
        <draw:frame draw:style-name="gr10" draw:text-style-name="P4" draw:layer="layout" svg:width="4.371cm" svg:height="1.203cm" svg:x="6.5cm" svg:y="3.302cm">
          <draw:text-box>
            <text:p><text:span text:style-name="T3">terminate_program()</text:span></text:p>
            <text:p><text:span text:style-name="T3">{ ... </text:span><text:span text:style-name="T4">f4OnExit()</text:span><text:span text:style-name="T3"> ... }</text:span></text:p>
          </draw:text-box>
        </draw:frame>
        <draw:rect draw:style-name="gr11" draw:text-style-name="P1" draw:layer="layout" svg:width="4.2cm" svg:height="1.198cm" svg:x="6.6cm" svg:y="4.702cm" draw:corner-radius="0.2cm">
          <text:p/>
        </draw:rect>
        <draw:frame draw:style-name="gr12" draw:text-style-name="P4" draw:layer="layout" svg:width="4.342cm" svg:height="1.199cm" svg:x="6.5cm" svg:y="4.702cm">
          <draw:text-box>
            <text:p><text:span text:style-name="T3">my_signal_handler()</text:span></text:p>
            <text:p><text:span text:style-name="T3">{ ... }</text:span></text:p>
          </draw:text-box>
        </draw:frame>
        <draw:rect draw:style-name="gr11" draw:text-style-name="P1" draw:layer="layout" svg:width="4.2cm" svg:height="1.198cm" svg:x="6.6cm" svg:y="6.1cm" draw:corner-radius="0.2cm">
          <text:p/>
        </draw:rect>
        <draw:frame draw:style-name="gr13" draw:text-style-name="P4" draw:layer="layout" svg:width="4.418cm" svg:height="1.203cm" svg:x="6.5cm" svg:y="6.1cm">
          <draw:text-box>
            <text:p><text:span text:style-name="T3">m4h_msg_callback()</text:span></text:p>
            <text:p><text:span text:style-name="T3">{...</text:span><text:span text:style-name="T4">f3OnMessage()</text:span><text:span text:style-name="T3">...}</text:span></text:p>
          </draw:text-box>
        </draw:frame>
        <draw:rect draw:style-name="gr5" draw:text-style-name="P1" draw:layer="layout" svg:width="4.4cm" svg:height="7.3cm" svg:x="12.093cm" svg:y="2cm" draw:corner-radius="0.2cm">
          <text:p/>
        </draw:rect>
        <draw:frame draw:style-name="gr14" draw:text-style-name="P2" draw:layer="layout" svg:width="4.295cm" svg:height="0.738cm" svg:x="12.093cm" svg:y="2cm">
          <draw:text-box>
            <text:p><text:span text:style-name="T1">m4hExtension.hpp</text:span></text:p>
          </draw:text-box>
        </draw:frame>
        <draw:line draw:style-name="gr8" draw:text-style-name="P1" draw:layer="layout" svg:x1="12.093cm" svg:y1="2.7cm" svg:x2="16.493cm" svg:y2="2.7cm">
          <text:p/>
        </draw:line>
        <draw:rect draw:style-name="gr11" draw:text-style-name="P1" draw:layer="layout" svg:width="4.2cm" svg:height="1.198cm" svg:x="12.193cm" svg:y="2.802cm" draw:corner-radius="0.2cm">
          <text:p/>
        </draw:rect>
        <draw:frame draw:style-name="gr15" draw:text-style-name="P4" draw:layer="layout" svg:width="3.567cm" svg:height="1.199cm" svg:x="12.193cm" svg:y="2.802cm">
          <draw:text-box>
            <text:p><text:span text:style-name="T3">f1PrintHelptext()</text:span></text:p>
            <text:p><text:span text:style-name="T3">{ ... }</text:span></text:p>
          </draw:text-box>
        </draw:frame>
        <draw:rect draw:style-name="gr11" draw:text-style-name="P1" draw:layer="layout" svg:width="4.2cm" svg:height="1.198cm" svg:x="12.193cm" svg:y="4.102cm" draw:corner-radius="0.2cm">
          <text:p/>
        </draw:rect>
        <draw:frame draw:style-name="gr16" draw:text-style-name="P4" draw:layer="layout" svg:width="1.709cm" svg:height="1.199cm" svg:x="12.193cm" svg:y="4.102cm">
          <draw:text-box>
            <text:p><text:span text:style-name="T3">f2Init()</text:span></text:p>
            <text:p><text:span text:style-name="T3">{ ... }</text:span></text:p>
          </draw:text-box>
        </draw:frame>
        <draw:rect draw:style-name="gr11" draw:text-style-name="P1" draw:layer="layout" svg:width="4.2cm" svg:height="1.198cm" svg:x="12.193cm" svg:y="5.4cm" draw:corner-radius="0.2cm">
          <text:p/>
        </draw:rect>
        <draw:frame draw:style-name="gr17" draw:text-style-name="P4" draw:layer="layout" svg:width="3.427cm" svg:height="1.199cm" svg:x="12.193cm" svg:y="5.4cm">
          <draw:text-box>
            <text:p><text:span text:style-name="T3">f3OnMessage()</text:span></text:p>
            <text:p><text:span text:style-name="T3">{ ... }</text:span></text:p>
          </draw:text-box>
        </draw:frame>
        <draw:rect draw:style-name="gr11" draw:text-style-name="P1" draw:layer="layout" svg:width="4.2cm" svg:height="1.198cm" svg:x="12.193cm" svg:y="6.702cm" draw:corner-radius="0.2cm">
          <text:p/>
        </draw:rect>
        <draw:frame draw:style-name="gr18" draw:text-style-name="P4" draw:layer="layout" svg:width="2.411cm" svg:height="1.199cm" svg:x="12.193cm" svg:y="6.702cm">
          <draw:text-box>
            <text:p><text:span text:style-name="T3">f4OnExit()</text:span></text:p>
            <text:p><text:span text:style-name="T3">{ ... }</text:span></text:p>
          </draw:text-box>
        </draw:frame>
        <draw:rect draw:style-name="gr11" draw:text-style-name="P1" draw:layer="layout" svg:width="4.2cm" svg:height="1.198cm" svg:x="12.193cm" svg:y="8cm" draw:corner-radius="0.2cm">
          <text:p/>
        </draw:rect>
        <draw:frame draw:style-name="gr19" draw:text-style-name="P4" draw:layer="layout" svg:width="3.107cm" svg:height="1.199cm" svg:x="12.193cm" svg:y="8cm">
          <draw:text-box>
            <text:p><text:span text:style-name="T3">f5Periodic()</text:span></text:p>
            <text:p><text:span text:style-name="T3">{ ... }</text:span></text:p>
          </draw:text-box>
        </draw:frame>
        <draw:rect draw:style-name="gr5" draw:text-style-name="P1" draw:layer="layout" svg:width="4.4cm" svg:height="6.8cm" svg:x="0.9cm" svg:y="7cm" draw:corner-radius="0.2cm">
          <text:p/>
        </draw:rect>
        <draw:frame draw:style-name="gr20" draw:text-style-name="P2" draw:layer="layout" svg:width="3.419cm" svg:height="1.225cm" svg:x="1.287cm" svg:y="7cm">
          <draw:text-box>
            <text:p><text:span text:style-name="T1">m4hBase.h</text:span></text:p>
            <text:p><text:span text:style-name="T1">m4hBase.cpp</text:span></text:p>
          </draw:text-box>
        </draw:frame>
        <draw:frame draw:style-name="gr21" draw:text-style-name="P3" draw:layer="layout" svg:width="1.967cm" svg:height="0.738cm" svg:x="2.139cm" svg:y="13.1cm">
          <draw:text-box>
            <text:p><text:span text:style-name="T2">g_base</text:span></text:p>
          </draw:text-box>
        </draw:frame>
        <draw:rect draw:style-name="gr2" draw:text-style-name="P1" draw:layer="layout" svg:width="4cm" svg:height="1.2cm" svg:x="1.106cm" svg:y="3.5cm">
          <text:p/>
        </draw:rect>
        <draw:rect draw:style-name="gr22" draw:text-style-name="P1" draw:layer="layout" svg:width="3.994cm" svg:height="0.597cm" svg:x="1.106cm" svg:y="3.503cm">
          <text:p/>
        </draw:rect>
        <draw:frame draw:style-name="gr23" draw:text-style-name="P2" draw:layer="layout" svg:width="2.923cm" svg:height="0.738cm" svg:x="1.6cm" svg:y="3.398cm">
          <draw:text-box>
            <text:p><text:span text:style-name="T1">-l mosquitto</text:span></text:p>
          </draw:text-box>
        </draw:frame>
        <draw:frame draw:style-name="gr24" draw:text-style-name="P4" draw:layer="layout" svg:width="4.206cm" svg:height="0.725cm" svg:x="1.006cm" svg:y="4.02cm">
          <draw:text-box>
            <text:p><text:span text:style-name="T3">mosquitto_publish()</text:span></text:p>
          </draw:text-box>
        </draw:frame>
        <draw:rect draw:style-name="gr25" draw:text-style-name="P1" draw:layer="layout" svg:width="4.2cm" svg:height="4.098cm" svg:x="6.6cm" svg:y="7.502cm" draw:corner-radius="0.2cm">
          <text:p/>
        </draw:rect>
        <draw:frame draw:style-name="gr26" draw:text-style-name="P4" draw:layer="layout" svg:width="4cm" svg:height="4.063cm" svg:x="6.7cm" svg:y="7.502cm">
          <draw:text-box>
            <text:p><text:span text:style-name="T3">main()</text:span></text:p>
            <text:p><text:span text:style-name="T3">{ ...</text:span></text:p>
            <text:p><text:span text:style-name="T4"><text:s text:c="2"/></text:span><text:span text:style-name="T4">f1PrintHelptext()</text:span></text:p>
            <text:p><text:span text:style-name="T3"><text:s text:c="2"/></text:span><text:span text:style-name="T4">f2Init()</text:span></text:p>
            <text:p><text:span text:style-name="T4"><text:s text:c="2"/></text:span><text:span text:style-name="T4">f5Periodic()</text:span></text:p>
            <text:p><text:span text:style-name="T4"><text:s text:c="2"/></text:span><text:span text:style-name="T4">mosquitto_loop</text:span></text:p>
            <text:p><text:span text:style-name="T4"><text:s text:c="4"/></text:span><text:span text:style-name="T4">_forever() ...</text:span></text:p>
            <text:p><text:span text:style-name="T3">}</text:span></text:p>
          </draw:text-box>
        </draw:frame>
        <draw:rect draw:style-name="gr2" draw:text-style-name="P1" draw:layer="layout" svg:width="4cm" svg:height="1.2cm" svg:x="1.106cm" svg:y="5.2cm">
          <text:p/>
        </draw:rect>
        <draw:rect draw:style-name="gr22" draw:text-style-name="P1" draw:layer="layout" svg:width="3.994cm" svg:height="0.597cm" svg:x="1.106cm" svg:y="5.203cm">
          <text:p/>
        </draw:rect>
        <draw:frame draw:style-name="gr27" draw:text-style-name="P2" draw:layer="layout" svg:width="2.8cm" svg:height="0.738cm" svg:x="1.6cm" svg:y="5.098cm">
          <draw:text-box>
            <text:p><text:span text:style-name="T1">-l pthread</text:span></text:p>
          </draw:text-box>
        </draw:frame>
        <draw:frame draw:style-name="gr24" draw:text-style-name="P4" draw:layer="layout" svg:width="4.206cm" svg:height="0.725cm" svg:x="1.006cm" svg:y="5.72cm">
          <draw:text-box>
            <text:p><text:span text:style-name="T3">std::thread</text:span></text:p>
          </draw:text-box>
        </draw:frame>
        <draw:rect draw:style-name="gr2" draw:text-style-name="P1" draw:layer="layout" svg:width="4cm" svg:height="1.1cm" svg:x="1.106cm" svg:y="8.2cm">
          <text:p/>
        </draw:rect>
        <draw:rect draw:style-name="gr28" draw:text-style-name="P1" draw:layer="layout" svg:width="3.994cm" svg:height="0.597cm" svg:x="1.106cm" svg:y="8.203cm">
          <text:p/>
        </draw:rect>
        <draw:frame draw:style-name="gr24" draw:text-style-name="P4" draw:layer="layout" svg:width="4.206cm" svg:height="0.725cm" svg:x="1cm" svg:y="8.703cm">
          <draw:text-box>
            <text:p><text:span text:style-name="T3">...</text:span></text:p>
          </draw:text-box>
        </draw:frame>
        <draw:frame draw:style-name="gr29" draw:text-style-name="P2" draw:layer="layout" svg:width="3.292cm" svg:height="0.738cm" svg:x="1.201cm" svg:y="8.098cm">
          <draw:text-box>
            <text:p><text:span text:style-name="T5">class </text:span><text:span text:style-name="T1">Message</text:span></text:p>
          </draw:text-box>
        </draw:frame>
        <draw:rect draw:style-name="gr2" draw:text-style-name="P1" draw:layer="layout" svg:width="4cm" svg:height="1.1cm" svg:x="1.106cm" svg:y="9.5cm">
          <text:p/>
        </draw:rect>
        <draw:rect draw:style-name="gr28" draw:text-style-name="P1" draw:layer="layout" svg:width="3.994cm" svg:height="0.597cm" svg:x="1.106cm" svg:y="9.503cm">
          <text:p/>
        </draw:rect>
        <draw:frame draw:style-name="gr24" draw:text-style-name="P4" draw:layer="layout" svg:width="4.206cm" svg:height="0.725cm" svg:x="1cm" svg:y="10.003cm">
          <draw:text-box>
            <text:p><text:span text:style-name="T3">...</text:span></text:p>
          </draw:text-box>
        </draw:frame>
        <draw:frame draw:style-name="gr30" draw:text-style-name="P2" draw:layer="layout" svg:width="3.529cm" svg:height="0.738cm" svg:x="1.201cm" svg:y="9.398cm">
          <draw:text-box>
            <text:p><text:span text:style-name="T5">class </text:span><text:span text:style-name="T1">Message2</text:span></text:p>
          </draw:text-box>
        </draw:frame>
        <draw:rect draw:style-name="gr2" draw:text-style-name="P1" draw:layer="layout" svg:width="4cm" svg:height="1.1cm" svg:x="1.106cm" svg:y="10.8cm">
          <text:p/>
        </draw:rect>
        <draw:rect draw:style-name="gr28" draw:text-style-name="P1" draw:layer="layout" svg:width="3.994cm" svg:height="0.597cm" svg:x="1.106cm" svg:y="10.803cm">
          <text:p/>
        </draw:rect>
        <draw:frame draw:style-name="gr24" draw:text-style-name="P4" draw:layer="layout" svg:width="4.206cm" svg:height="0.725cm" svg:x="1cm" svg:y="11.303cm">
          <draw:text-box>
            <text:p><text:span text:style-name="T3">...</text:span></text:p>
          </draw:text-box>
        </draw:frame>
        <draw:frame draw:style-name="gr27" draw:text-style-name="P2" draw:layer="layout" svg:width="2.8cm" svg:height="0.738cm" svg:x="1.201cm" svg:y="10.698cm">
          <draw:text-box>
            <text:p><text:span text:style-name="T5">class </text:span><text:span text:style-name="T1">Conf</text:span></text:p>
          </draw:text-box>
        </draw:frame>
        <draw:rect draw:style-name="gr2" draw:text-style-name="P1" draw:layer="layout" svg:width="4cm" svg:height="1.1cm" svg:x="1.106cm" svg:y="12.1cm">
          <text:p/>
        </draw:rect>
        <draw:rect draw:style-name="gr28" draw:text-style-name="P1" draw:layer="layout" svg:width="3.994cm" svg:height="0.597cm" svg:x="1.106cm" svg:y="12.103cm">
          <text:p/>
        </draw:rect>
        <draw:frame draw:style-name="gr24" draw:text-style-name="P4" draw:layer="layout" svg:width="4.206cm" svg:height="0.725cm" svg:x="1cm" svg:y="12.603cm">
          <draw:text-box>
            <text:p><text:span text:style-name="T3">...</text:span></text:p>
          </draw:text-box>
        </draw:frame>
        <draw:frame draw:style-name="gr31" draw:text-style-name="P2" draw:layer="layout" svg:width="3.36cm" svg:height="0.738cm" svg:x="1.201cm" svg:y="11.998cm">
          <draw:text-box>
            <text:p><text:span text:style-name="T5">class </text:span><text:span text:style-name="T1">M4hBase</text:span></text:p>
          </draw:text-box>
        </draw:frame>
        <draw:polyline draw:style-name="gr32" draw:text-style-name="P1" draw:layer="layout" svg:width="1.399cm" svg:height="5.599cm" svg:x="10.806cm" svg:y="3.2cm" svg:viewBox="0 0 1400 5600" draw:points="1400,0 400,0 400,5600 0,5600">
          <text:p/>
        </draw:polyline>
        <draw:polyline draw:style-name="gr4" draw:text-style-name="P1" draw:layer="layout" svg:width="1.499cm" svg:height="6.199cm" svg:x="5.106cm" svg:y="3.8cm" svg:viewBox="0 0 1500 6200" draw:points="1500,6200 800,6200 800,0 0,0">
          <text:p/>
        </draw:polyline>
        <draw:polyline draw:style-name="gr4" draw:text-style-name="P1" draw:layer="layout" svg:width="1.506cm" svg:height="2.671cm" svg:x="5.099cm" svg:y="3.828cm" svg:viewBox="0 0 1507 2672" draw:points="1507,2672 807,2672 800,0 0,0">
          <text:p/>
        </draw:polyline>
        <draw:polyline draw:style-name="gr4" draw:text-style-name="P1" draw:layer="layout" svg:width="1.399cm" svg:height="4.799cm" svg:x="10.806cm" svg:y="4.5cm" svg:viewBox="0 0 1400 4800" draw:points="1400,0 500,0 500,4800 0,4800">
          <text:p/>
        </draw:polyline>
        <draw:polyline draw:style-name="gr33" draw:text-style-name="P1" draw:layer="layout" svg:width="1.399cm" svg:height="1.499cm" svg:x="10.806cm" svg:y="8.3cm" svg:viewBox="0 0 1400 1500" draw:points="1400,0 700,0 700,1500 0,1500">
          <text:p/>
        </draw:polyline>
        <draw:polyline draw:style-name="gr34" draw:text-style-name="P1" draw:layer="layout" svg:width="1.399cm" svg:height="1.099cm" svg:x="10.806cm" svg:y="5.8cm" svg:viewBox="0 0 1400 1100" draw:points="1400,0 600,0 600,1100 0,1100">
          <text:p/>
        </draw:polyline>
        <draw:polyline draw:style-name="gr35" draw:text-style-name="P1" draw:layer="layout" svg:width="1.399cm" svg:height="2.999cm" svg:x="10.806cm" svg:y="4.1cm" svg:viewBox="0 0 1400 3000" draw:points="1400,3000 700,3000 700,0 0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702-349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506cm" fo:margin-right="0.988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17T11:05:58.54</meta:creation-date>
    <dc:date>2022-02-10T18:31:16.92</dc:date>
    <meta:editing-duration>P1DT10H1M42S</meta:editing-duration>
    <meta:editing-cycles>77</meta:editing-cycles>
    <meta:generator>OpenOffice/4.1.9$Win32 OpenOffice.org_project/419m1$Build-9805</meta:generator>
    <dc:creator>Karl Hartinger</dc:creator>
    <meta:printed-by>Karl Hartinger</meta:printed-by>
    <meta:print-date>2022-02-10T11:51:41.22</meta:print-date>
    <meta:document-statistic meta:object-count="75"/>
  </office:meta>
</office:document-meta>
</file>